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'Times New Roman', Times, serif"/>
    <style:font-face style:name="Mangal1" svg:font-family="Mangal"/>
    <style:font-face style:name="monospace" svg:font-family="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line-height-at-least="0.2291in" fo:widows="1" fo:text-indent="0in" style:auto-text-indent="false"/>
      <style:text-properties fo:font-variant="normal" fo:text-transform="none" fo:color="#3b3b3b" style:font-name="Georgia" fo:font-size="10.5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style:line-height-at-least="0.2291in" fo:widows="1" fo:text-indent="0in" style:auto-text-indent="false"/>
    </style:style>
    <style:style style:name="P3" style:family="paragraph" style:parent-style-name="Preformatted_20_Text">
      <style:paragraph-properties fo:margin-left="0in" fo:margin-right="0in" fo:margin-top="0in" fo:margin-bottom="0in" fo:line-height="130%" fo:widows="1" fo:text-indent="0in" style:auto-text-indent="false" fo:padding="0in" fo:border="none"/>
      <style:text-properties fo:font-variant="normal" fo:text-transform="none" fo:color="#808080" style:font-name="monospace" fo:font-size="10.5pt" fo:letter-spacing="normal" fo:font-style="italic" fo:font-weight="normal"/>
    </style:style>
    <style:style style:name="P4" style:family="paragraph" style:parent-style-name="Preformatted_20_Text">
      <style:paragraph-properties fo:margin-left="0in" fo:margin-right="0in" fo:margin-top="0in" fo:margin-bottom="0in" fo:line-height="130%" fo:widows="1" fo:text-indent="0in" style:auto-text-indent="false" fo:padding="0in" fo:border="none"/>
      <style:text-properties fo:font-variant="normal" fo:text-transform="none" fo:color="#339933" style:font-name="monospace" fo:font-size="10.5pt" fo:letter-spacing="normal" fo:font-style="normal" fo:font-weight="normal"/>
    </style:style>
    <style:style style:name="P5" style:family="paragraph" style:parent-style-name="Preformatted_20_Text">
      <style:paragraph-properties fo:margin-top="0in" fo:margin-bottom="0in" fo:line-height="130%" fo:widows="1" fo:padding="0in" fo:border="none"/>
      <style:text-properties fo:font-variant="normal" fo:text-transform="none" fo:color="#222222" fo:letter-spacing="normal"/>
    </style:style>
    <style:style style:name="P6" style:family="paragraph" style:parent-style-name="Preformatted_20_Text">
      <style:paragraph-properties fo:margin-top="0in" fo:margin-bottom="0in" fo:line-height="130%" fo:widows="1" fo:padding="0in" fo:border="none"/>
      <style:text-properties fo:font-variant="normal" fo:text-transform="none" fo:color="#222222" style:font-name="monospace" fo:font-size="10.5pt" fo:letter-spacing="normal" fo:font-style="normal" fo:font-weight="normal"/>
    </style:style>
    <style:style style:name="P7" style:family="paragraph" style:parent-style-name="Preformatted_20_Text">
      <style:paragraph-properties fo:margin-top="0in" fo:margin-bottom="0in" fo:line-height="130%" fo:widows="1" fo:padding="0in" fo:border="none"/>
      <style:text-properties fo:font-variant="normal" fo:text-transform="none" fo:color="#339933" style:font-name="monospace" fo:font-size="10.5pt" fo:letter-spacing="normal" fo:font-style="normal" fo:font-weight="normal"/>
    </style:style>
    <style:style style:name="P8" style:family="paragraph" style:parent-style-name="Preformatted_20_Text">
      <style:paragraph-properties fo:margin-top="0in" fo:margin-bottom="0in" fo:line-height="130%" fo:widows="1" fo:padding="0in" fo:border="none"/>
      <style:text-properties fo:font-variant="normal" fo:text-transform="none" fo:color="#009900" style:font-name="monospace" fo:font-size="10.5pt" fo:letter-spacing="normal" fo:font-style="normal" fo:font-weight="normal"/>
    </style:style>
    <style:style style:name="P9" style:family="paragraph" style:parent-style-name="Heading_20_2">
      <style:paragraph-properties fo:margin-left="0in" fo:margin-right="0in" fo:margin-top="0in" fo:margin-bottom="0.052in" fo:line-height="140%" fo:widows="1" fo:text-indent="0in" style:auto-text-indent="false"/>
      <style:text-properties fo:font-variant="normal" fo:text-transform="none" fo:color="#3b3b3b" style:font-name="Georgia" fo:letter-spacing="normal" fo:font-style="normal"/>
    </style:style>
    <style:style style:name="T1" style:family="text">
      <style:text-properties fo:color="#993333"/>
    </style:style>
    <style:style style:name="T2" style:family="text">
      <style:text-properties fo:color="#993333" style:font-name="monospace" fo:font-size="10.5pt" fo:font-style="normal" fo:font-weight="normal"/>
    </style:style>
    <style:style style:name="T3" style:family="text">
      <style:text-properties fo:color="#009900"/>
    </style:style>
    <style:style style:name="T4" style:family="text">
      <style:text-properties fo:color="#009900" style:font-name="monospace" fo:font-size="10.5pt" fo:font-style="normal" fo:font-weight="normal"/>
    </style:style>
    <style:style style:name="T5" style:family="text">
      <style:text-properties style:font-name="monospace" fo:font-size="10.5pt" fo:font-style="normal" fo:font-weight="normal"/>
    </style:style>
    <style:style style:name="T6" style:family="text">
      <style:text-properties fo:color="#0000dd" style:font-name="monospace" fo:font-size="10.5pt" fo:font-style="normal" fo:font-weight="normal"/>
    </style:style>
    <style:style style:name="T7" style:family="text">
      <style:text-properties fo:color="#339933"/>
    </style:style>
    <style:style style:name="T8" style:family="text">
      <style:text-properties fo:color="#339933" style:font-name="monospace" fo:font-size="10.5pt" fo:font-style="normal" fo:font-weight="normal"/>
    </style:style>
    <style:style style:name="T9" style:family="text">
      <style:text-properties fo:color="#000066" style:font-name="monospace" fo:font-size="10.5pt" fo:font-style="normal" fo:font-weight="normal"/>
    </style:style>
    <style:style style:name="T10" style:family="text">
      <style:text-properties fo:color="#ff0000" style:font-name="monospace" fo:font-size="10.5pt" fo:font-style="normal" fo:font-weight="normal"/>
    </style:style>
    <style:style style:name="T11" style:family="text">
      <style:text-properties fo:color="#000099" style:font-name="monospace" fo:font-size="10.5pt" fo:font-style="normal" fo:font-weight="bold"/>
    </style:style>
    <style:style style:name="T12" style:family="text">
      <style:text-properties fo:color="#b1b100" style:font-name="monospace" fo:font-size="10.5pt" fo:font-style="normal" fo:font-weight="normal"/>
    </style:style>
    <style:style style:name="T13" style:family="text">
      <style:text-properties fo:color="#808080" style:font-name="monospace" fo:font-size="10.5pt" fo:font-style="italic" fo:font-weight="normal"/>
    </style:style>
    <style:style style:name="T14" style:family="text">
      <style:text-properties fo:font-variant="normal" fo:text-transform="none" fo:color="#3b3b3b" style:font-name="Georgia" fo:font-size="10.5pt" fo:letter-spacing="normal" fo:font-style="normal" fo:font-weight="normal"/>
    </style:style>
    <style:style style:name="T15" style:family="text">
      <style:text-properties fo:font-variant="normal" fo:text-transform="none" fo:color="#0071b3" style:text-line-through-style="none" style:font-name="Georgia" fo:font-size="10.5pt" fo:letter-spacing="normal" fo:font-style="normal" style:text-underline-style="none" fo:font-weight="normal" style:text-blink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 program for bubble sort: c programming code for bubble sort to sort numbers or arrange them in ascending order. You can easily modify it to print numbers in descending order.</text:p>
      <text:h text:style-name="P9" text:outline-level="2">Bubble sort algorithm in c</text:h>
      <text:p text:style-name="P3">/* Bubble sort code */</text:p>
      <text:p text:style-name="P5"> </text:p>
      <text:p text:style-name="P7">#include &lt;stdio.h&gt;</text:p>
      <text:p text:style-name="P5"> </text:p>
      <text:p text:style-name="P6"><text:span text:style-name="T1">int</text:span> main<text:span text:style-name="T3">()</text:span></text:p>
      <text:p text:style-name="P8">{</text:p>
      <text:p text:style-name="P5"><text:s text:c="2"/><text:span text:style-name="T2">int</text:span><text:span text:style-name="T5"> array</text:span><text:span text:style-name="T4">[</text:span><text:span text:style-name="T6">100</text:span><text:span text:style-name="T4">]</text:span><text:span text:style-name="T8">,</text:span><text:span text:style-name="T5"> n</text:span><text:span text:style-name="T8">,</text:span><text:span text:style-name="T5"> c</text:span><text:span text:style-name="T8">,</text:span><text:span text:style-name="T5"> d</text:span><text:span text:style-name="T8">,</text:span><text:span text:style-name="T5"> swap</text:span><text:span text:style-name="T8">;</text:span></text:p>
      <text:p text:style-name="P5"> </text:p>
      <text:p text:style-name="P5"><text:s text:c="2"/><text:span text:style-name="T9">printf</text:span><text:span text:style-name="T4">(</text:span><text:span text:style-name="T10">"Enter number of elements</text:span><text:span text:style-name="T11">\n</text:span><text:span text:style-name="T10">"</text:span><text:span text:style-name="T4">)</text:span><text:span text:style-name="T8">;</text:span></text:p>
      <text:p text:style-name="P5"><text:s text:c="2"/><text:span text:style-name="T9">scanf</text:span><text:span text:style-name="T4">(</text:span><text:span text:style-name="T10">"%d"</text:span><text:span text:style-name="T8">,</text:span><text:span text:style-name="T5"> </text:span><text:span text:style-name="T8">&amp;</text:span><text:span text:style-name="T5">n</text:span><text:span text:style-name="T4">)</text:span><text:span text:style-name="T8">;</text:span></text:p>
      <text:p text:style-name="P5"> </text:p>
      <text:p text:style-name="P5"><text:s text:c="2"/><text:span text:style-name="T9">printf</text:span><text:span text:style-name="T4">(</text:span><text:span text:style-name="T10">"Enter %d integers</text:span><text:span text:style-name="T11">\n</text:span><text:span text:style-name="T10">"</text:span><text:span text:style-name="T8">,</text:span><text:span text:style-name="T5"> n</text:span><text:span text:style-name="T4">)</text:span><text:span text:style-name="T8">;</text:span></text:p>
      <text:p text:style-name="P5"> </text:p>
      <text:p text:style-name="P5"><text:s text:c="2"/><text:span text:style-name="T12">for</text:span><text:span text:style-name="T5"> </text:span><text:span text:style-name="T4">(</text:span><text:span text:style-name="T5">c </text:span><text:span text:style-name="T8">=</text:span><text:span text:style-name="T5"> </text:span><text:span text:style-name="T6">0</text:span><text:span text:style-name="T8">;</text:span><text:span text:style-name="T5"> c </text:span><text:span text:style-name="T8">&lt;</text:span><text:span text:style-name="T5"> n</text:span><text:span text:style-name="T8">;</text:span><text:span text:style-name="T5"> c</text:span><text:span text:style-name="T8">++</text:span><text:span text:style-name="T4">)</text:span></text:p>
      <text:p text:style-name="P5"><text:s text:c="4"/><text:span text:style-name="T9">scanf</text:span><text:span text:style-name="T4">(</text:span><text:span text:style-name="T10">"%d"</text:span><text:span text:style-name="T8">,</text:span><text:span text:style-name="T5"> </text:span><text:span text:style-name="T8">&amp;</text:span><text:span text:style-name="T5">array</text:span><text:span text:style-name="T4">[</text:span><text:span text:style-name="T5">c</text:span><text:span text:style-name="T4">])</text:span><text:span text:style-name="T8">;</text:span></text:p>
      <text:p text:style-name="P5"> </text:p>
      <text:p text:style-name="P5"><text:s text:c="2"/><text:span text:style-name="T12">for</text:span><text:span text:style-name="T5"> </text:span><text:span text:style-name="T4">(</text:span><text:span text:style-name="T5">c </text:span><text:span text:style-name="T8">=</text:span><text:span text:style-name="T5"> </text:span><text:span text:style-name="T6">0</text:span><text:span text:style-name="T5"> </text:span><text:span text:style-name="T8">;</text:span><text:span text:style-name="T5"> c </text:span><text:span text:style-name="T8">&lt;</text:span><text:span text:style-name="T5"> </text:span><text:span text:style-name="T4">(</text:span><text:span text:style-name="T5"> n </text:span><text:span text:style-name="T8">-</text:span><text:span text:style-name="T5"> </text:span><text:span text:style-name="T6">1</text:span><text:span text:style-name="T5"> </text:span><text:span text:style-name="T4">)</text:span><text:span text:style-name="T8">;</text:span><text:span text:style-name="T5"> c</text:span><text:span text:style-name="T8">++</text:span><text:span text:style-name="T4">)</text:span></text:p>
      <text:p text:style-name="P5"><text:s text:c="2"/><text:span text:style-name="T4">{</text:span></text:p>
      <text:p text:style-name="P5"><text:s text:c="4"/><text:span text:style-name="T12">for</text:span><text:span text:style-name="T5"> </text:span><text:span text:style-name="T4">(</text:span><text:span text:style-name="T5">d </text:span><text:span text:style-name="T8">=</text:span><text:span text:style-name="T5"> </text:span><text:span text:style-name="T6">0</text:span><text:span text:style-name="T5"> </text:span><text:span text:style-name="T8">;</text:span><text:span text:style-name="T5"> d </text:span><text:span text:style-name="T8">&lt;</text:span><text:span text:style-name="T5"> n </text:span><text:span text:style-name="T8">-</text:span><text:span text:style-name="T5"> c </text:span><text:span text:style-name="T8">-</text:span><text:span text:style-name="T5"> </text:span><text:span text:style-name="T6">1</text:span><text:span text:style-name="T8">;</text:span><text:span text:style-name="T5"> d</text:span><text:span text:style-name="T8">++</text:span><text:span text:style-name="T4">)</text:span></text:p>
      <text:p text:style-name="P5"><text:s text:c="4"/><text:span text:style-name="T4">{</text:span></text:p>
      <text:p text:style-name="P5"><text:s text:c="6"/><text:span text:style-name="T12">if</text:span><text:span text:style-name="T5"> </text:span><text:span text:style-name="T4">(</text:span><text:span text:style-name="T5">array</text:span><text:span text:style-name="T4">[</text:span><text:span text:style-name="T5">d</text:span><text:span text:style-name="T4">]</text:span><text:span text:style-name="T5"> </text:span><text:span text:style-name="T8">&gt;</text:span><text:span text:style-name="T5"> array</text:span><text:span text:style-name="T4">[</text:span><text:span text:style-name="T5">d</text:span><text:span text:style-name="T8">+</text:span><text:span text:style-name="T6">1</text:span><text:span text:style-name="T4">])</text:span><text:span text:style-name="T5"> </text:span><text:span text:style-name="T13">/* For decreasing order use &lt; */</text:span></text:p>
      <text:p text:style-name="P5"><text:s text:c="6"/><text:span text:style-name="T4">{</text:span></text:p>
      <text:p text:style-name="P5"><text:s text:c="8"/><text:span text:style-name="T5">swap <text:s text:c="6"/></text:span><text:span text:style-name="T8">=</text:span><text:span text:style-name="T5"> array</text:span><text:span text:style-name="T4">[</text:span><text:span text:style-name="T5">d</text:span><text:span text:style-name="T4">]</text:span><text:span text:style-name="T8">;</text:span></text:p>
      <text:p text:style-name="P5"><text:s text:c="8"/><text:span text:style-name="T5">array</text:span><text:span text:style-name="T4">[</text:span><text:span text:style-name="T5">d</text:span><text:span text:style-name="T4">]</text:span><text:span text:style-name="T5"> <text:s text:c="2"/></text:span><text:span text:style-name="T8">=</text:span><text:span text:style-name="T5"> array</text:span><text:span text:style-name="T4">[</text:span><text:span text:style-name="T5">d</text:span><text:span text:style-name="T8">+</text:span><text:span text:style-name="T6">1</text:span><text:span text:style-name="T4">]</text:span><text:span text:style-name="T8">;</text:span></text:p>
      <text:p text:style-name="P5"><text:s text:c="8"/><text:span text:style-name="T5">array</text:span><text:span text:style-name="T4">[</text:span><text:span text:style-name="T5">d</text:span><text:span text:style-name="T8">+</text:span><text:span text:style-name="T6">1</text:span><text:span text:style-name="T4">]</text:span><text:span text:style-name="T5"> </text:span><text:span text:style-name="T8">=</text:span><text:span text:style-name="T5"> swap</text:span><text:span text:style-name="T8">;</text:span></text:p>
      <text:p text:style-name="P5"><text:s text:c="6"/><text:span text:style-name="T4">}</text:span></text:p>
      <text:p text:style-name="P5"><text:s text:c="4"/><text:span text:style-name="T4">}</text:span></text:p>
      <text:p text:style-name="P5"><text:s text:c="2"/><text:span text:style-name="T4">}</text:span></text:p>
      <text:p text:style-name="P5"> </text:p>
      <text:p text:style-name="P5"><text:s text:c="2"/><text:span text:style-name="T9">printf</text:span><text:span text:style-name="T4">(</text:span><text:span text:style-name="T10">"Sorted list in ascending order:</text:span><text:span text:style-name="T11">\n</text:span><text:span text:style-name="T10">"</text:span><text:span text:style-name="T4">)</text:span><text:span text:style-name="T8">;</text:span></text:p>
      <text:p text:style-name="P5"> </text:p>
      <text:p text:style-name="P5"><text:s text:c="2"/><text:span text:style-name="T12">for</text:span><text:span text:style-name="T5"> </text:span><text:span text:style-name="T4">(</text:span><text:span text:style-name="T5"> c </text:span><text:span text:style-name="T8">=</text:span><text:span text:style-name="T5"> </text:span><text:span text:style-name="T6">0</text:span><text:span text:style-name="T5"> </text:span><text:span text:style-name="T8">;</text:span><text:span text:style-name="T5"> c </text:span><text:span text:style-name="T8">&lt;</text:span><text:span text:style-name="T5"> n </text:span><text:span text:style-name="T8">;</text:span><text:span text:style-name="T5"> c</text:span><text:span text:style-name="T8">++</text:span><text:span text:style-name="T5"> </text:span><text:span text:style-name="T4">)</text:span></text:p>
      <text:p text:style-name="P5"><text:s text:c="5"/><text:span text:style-name="T9">printf</text:span><text:span text:style-name="T4">(</text:span><text:span text:style-name="T10">"%d</text:span><text:span text:style-name="T11">\n</text:span><text:span text:style-name="T10">"</text:span><text:span text:style-name="T8">,</text:span><text:span text:style-name="T5"> array</text:span><text:span text:style-name="T4">[</text:span><text:span text:style-name="T5">c</text:span><text:span text:style-name="T4">])</text:span><text:span text:style-name="T8">;</text:span></text:p>
      <text:p text:style-name="P5"> </text:p>
      <text:p text:style-name="P5"><text:s text:c="2"/><text:span text:style-name="T12">return</text:span><text:span text:style-name="T5"> </text:span><text:span text:style-name="T6">0</text:span><text:span text:style-name="T8">;</text:span></text:p>
      <text:p text:style-name="P8">}</text:p>
      <text:p text:style-name="P2"><text:span text:style-name="T14">Download </text:span><text:a xlink:type="simple" xlink:href="http://www.programmingsimplified.com/executable/c/bubble-sort.exe" text:style-name="Internet_20_link" text:visited-style-name="Visited_20_Internet_20_Link"><text:span text:style-name="T15">Bubble sort</text:span></text:a><text:span text:style-name="T14"> program.</text:span></text:p>
      <text:p text:style-name="P1">Output of program:<text:line-break/><draw:frame draw:style-name="fr1" draw:name="graphics1" text:anchor-type="as-char" svg:width="0.7862in" svg:height="0.3929in" draw:z-index="0"><draw:image xlink:href="http://www.programmingsimplified.com/images/c/bubble-sort-c.png" xlink:type="simple" xlink:show="embed" xlink:actuate="onLoad"/><svg:title>Bubble sort c program</svg:title></draw:frame></text:p>
      <text:h text:style-name="P9" text:outline-level="2"><text:soft-page-break/>Bubble sort in c language using function</text:h>
      <text:p text:style-name="P4">#include &lt;stdio.h&gt;</text:p>
      <text:p text:style-name="P5"> </text:p>
      <text:p text:style-name="P6"><text:span text:style-name="T1">void</text:span> bubble_sort<text:span text:style-name="T3">(</text:span><text:span text:style-name="T1">long</text:span> <text:span text:style-name="T3">[]</text:span><text:span text:style-name="T7">,</text:span> <text:span text:style-name="T1">long</text:span><text:span text:style-name="T3">)</text:span><text:span text:style-name="T7">;</text:span></text:p>
      <text:p text:style-name="P5"> </text:p>
      <text:p text:style-name="P6"><text:span text:style-name="T1">int</text:span> main<text:span text:style-name="T3">()</text:span></text:p>
      <text:p text:style-name="P8">{</text:p>
      <text:p text:style-name="P5"><text:s text:c="2"/><text:span text:style-name="T2">long</text:span><text:span text:style-name="T5"> array</text:span><text:span text:style-name="T4">[</text:span><text:span text:style-name="T6">100</text:span><text:span text:style-name="T4">]</text:span><text:span text:style-name="T8">,</text:span><text:span text:style-name="T5"> n</text:span><text:span text:style-name="T8">,</text:span><text:span text:style-name="T5"> c</text:span><text:span text:style-name="T8">,</text:span><text:span text:style-name="T5"> d</text:span><text:span text:style-name="T8">,</text:span><text:span text:style-name="T5"> swap</text:span><text:span text:style-name="T8">;</text:span></text:p>
      <text:p text:style-name="P5"> </text:p>
      <text:p text:style-name="P5"><text:s text:c="2"/><text:span text:style-name="T9">printf</text:span><text:span text:style-name="T4">(</text:span><text:span text:style-name="T10">"Enter number of elements</text:span><text:span text:style-name="T11">\n</text:span><text:span text:style-name="T10">"</text:span><text:span text:style-name="T4">)</text:span><text:span text:style-name="T8">;</text:span></text:p>
      <text:p text:style-name="P5"><text:s text:c="2"/><text:span text:style-name="T9">scanf</text:span><text:span text:style-name="T4">(</text:span><text:span text:style-name="T10">"%ld"</text:span><text:span text:style-name="T8">,</text:span><text:span text:style-name="T5"> </text:span><text:span text:style-name="T8">&amp;</text:span><text:span text:style-name="T5">n</text:span><text:span text:style-name="T4">)</text:span><text:span text:style-name="T8">;</text:span></text:p>
      <text:p text:style-name="P5"> </text:p>
      <text:p text:style-name="P5"><text:s text:c="2"/><text:span text:style-name="T9">printf</text:span><text:span text:style-name="T4">(</text:span><text:span text:style-name="T10">"Enter %ld integers</text:span><text:span text:style-name="T11">\n</text:span><text:span text:style-name="T10">"</text:span><text:span text:style-name="T8">,</text:span><text:span text:style-name="T5"> n</text:span><text:span text:style-name="T4">)</text:span><text:span text:style-name="T8">;</text:span></text:p>
      <text:p text:style-name="P5"> </text:p>
      <text:p text:style-name="P5"><text:s text:c="2"/><text:span text:style-name="T12">for</text:span><text:span text:style-name="T5"> </text:span><text:span text:style-name="T4">(</text:span><text:span text:style-name="T5">c </text:span><text:span text:style-name="T8">=</text:span><text:span text:style-name="T5"> </text:span><text:span text:style-name="T6">0</text:span><text:span text:style-name="T8">;</text:span><text:span text:style-name="T5"> c </text:span><text:span text:style-name="T8">&lt;</text:span><text:span text:style-name="T5"> n</text:span><text:span text:style-name="T8">;</text:span><text:span text:style-name="T5"> c</text:span><text:span text:style-name="T8">++</text:span><text:span text:style-name="T4">)</text:span></text:p>
      <text:p text:style-name="P5"><text:s text:c="4"/><text:span text:style-name="T9">scanf</text:span><text:span text:style-name="T4">(</text:span><text:span text:style-name="T10">"%ld"</text:span><text:span text:style-name="T8">,</text:span><text:span text:style-name="T5"> </text:span><text:span text:style-name="T8">&amp;</text:span><text:span text:style-name="T5">array</text:span><text:span text:style-name="T4">[</text:span><text:span text:style-name="T5">c</text:span><text:span text:style-name="T4">])</text:span><text:span text:style-name="T8">;</text:span></text:p>
      <text:p text:style-name="P5"> </text:p>
      <text:p text:style-name="P5"><text:s text:c="2"/><text:span text:style-name="T5">bubble_sort</text:span><text:span text:style-name="T4">(</text:span><text:span text:style-name="T5">array</text:span><text:span text:style-name="T8">,</text:span><text:span text:style-name="T5"> n</text:span><text:span text:style-name="T4">)</text:span><text:span text:style-name="T8">;</text:span></text:p>
      <text:p text:style-name="P5"> </text:p>
      <text:p text:style-name="P5"><text:s text:c="2"/><text:span text:style-name="T9">printf</text:span><text:span text:style-name="T4">(</text:span><text:span text:style-name="T10">"Sorted list in ascending order:</text:span><text:span text:style-name="T11">\n</text:span><text:span text:style-name="T10">"</text:span><text:span text:style-name="T4">)</text:span><text:span text:style-name="T8">;</text:span></text:p>
      <text:p text:style-name="P5"> </text:p>
      <text:p text:style-name="P5"><text:s text:c="2"/><text:span text:style-name="T12">for</text:span><text:span text:style-name="T5"> </text:span><text:span text:style-name="T4">(</text:span><text:span text:style-name="T5"> c </text:span><text:span text:style-name="T8">=</text:span><text:span text:style-name="T5"> </text:span><text:span text:style-name="T6">0</text:span><text:span text:style-name="T5"> </text:span><text:span text:style-name="T8">;</text:span><text:span text:style-name="T5"> c </text:span><text:span text:style-name="T8">&lt;</text:span><text:span text:style-name="T5"> n </text:span><text:span text:style-name="T8">;</text:span><text:span text:style-name="T5"> c</text:span><text:span text:style-name="T8">++</text:span><text:span text:style-name="T5"> </text:span><text:span text:style-name="T4">)</text:span></text:p>
      <text:p text:style-name="P5"><text:s text:c="5"/><text:span text:style-name="T9">printf</text:span><text:span text:style-name="T4">(</text:span><text:span text:style-name="T10">"%ld</text:span><text:span text:style-name="T11">\n</text:span><text:span text:style-name="T10">"</text:span><text:span text:style-name="T8">,</text:span><text:span text:style-name="T5"> array</text:span><text:span text:style-name="T4">[</text:span><text:span text:style-name="T5">c</text:span><text:span text:style-name="T4">])</text:span><text:span text:style-name="T8">;</text:span></text:p>
      <text:p text:style-name="P5"> </text:p>
      <text:p text:style-name="P5"><text:s text:c="2"/><text:span text:style-name="T12">return</text:span><text:span text:style-name="T5"> </text:span><text:span text:style-name="T6">0</text:span><text:span text:style-name="T8">;</text:span></text:p>
      <text:p text:style-name="P8">}</text:p>
      <text:p text:style-name="P5"> </text:p>
      <text:p text:style-name="P6"><text:span text:style-name="T1">void</text:span> bubble_sort<text:span text:style-name="T3">(</text:span><text:span text:style-name="T1">long</text:span> list<text:span text:style-name="T3">[]</text:span><text:span text:style-name="T7">,</text:span> <text:span text:style-name="T1">long</text:span> n<text:span text:style-name="T3">)</text:span></text:p>
      <text:p text:style-name="P8">{</text:p>
      <text:p text:style-name="P5"><text:s text:c="2"/><text:span text:style-name="T2">long</text:span><text:span text:style-name="T5"> c</text:span><text:span text:style-name="T8">,</text:span><text:span text:style-name="T5"> d</text:span><text:span text:style-name="T8">,</text:span><text:span text:style-name="T5"> t</text:span><text:span text:style-name="T8">;</text:span></text:p>
      <text:p text:style-name="P5"> </text:p>
      <text:p text:style-name="P5"><text:s text:c="2"/><text:span text:style-name="T12">for</text:span><text:span text:style-name="T5"> </text:span><text:span text:style-name="T4">(</text:span><text:span text:style-name="T5">c </text:span><text:span text:style-name="T8">=</text:span><text:span text:style-name="T5"> </text:span><text:span text:style-name="T6">0</text:span><text:span text:style-name="T5"> </text:span><text:span text:style-name="T8">;</text:span><text:span text:style-name="T5"> c </text:span><text:span text:style-name="T8">&lt;</text:span><text:span text:style-name="T5"> </text:span><text:span text:style-name="T4">(</text:span><text:span text:style-name="T5"> n </text:span><text:span text:style-name="T8">-</text:span><text:span text:style-name="T5"> </text:span><text:span text:style-name="T6">1</text:span><text:span text:style-name="T5"> </text:span><text:span text:style-name="T4">)</text:span><text:span text:style-name="T8">;</text:span><text:span text:style-name="T5"> c</text:span><text:span text:style-name="T8">++</text:span><text:span text:style-name="T4">)</text:span></text:p>
      <text:p text:style-name="P5"><text:s text:c="2"/><text:span text:style-name="T4">{</text:span></text:p>
      <text:p text:style-name="P5"><text:s text:c="4"/><text:span text:style-name="T12">for</text:span><text:span text:style-name="T5"> </text:span><text:span text:style-name="T4">(</text:span><text:span text:style-name="T5">d </text:span><text:span text:style-name="T8">=</text:span><text:span text:style-name="T5"> </text:span><text:span text:style-name="T6">0</text:span><text:span text:style-name="T5"> </text:span><text:span text:style-name="T8">;</text:span><text:span text:style-name="T5"> d </text:span><text:span text:style-name="T8">&lt;</text:span><text:span text:style-name="T5"> n </text:span><text:span text:style-name="T8">-</text:span><text:span text:style-name="T5"> c </text:span><text:span text:style-name="T8">-</text:span><text:span text:style-name="T5"> </text:span><text:span text:style-name="T6">1</text:span><text:span text:style-name="T8">;</text:span><text:span text:style-name="T5"> d</text:span><text:span text:style-name="T8">++</text:span><text:span text:style-name="T4">)</text:span></text:p>
      <text:p text:style-name="P5"><text:s text:c="4"/><text:span text:style-name="T4">{</text:span></text:p>
      <text:p text:style-name="P5"><text:s text:c="6"/><text:span text:style-name="T12">if</text:span><text:span text:style-name="T5"> </text:span><text:span text:style-name="T4">(</text:span><text:span text:style-name="T5">list</text:span><text:span text:style-name="T4">[</text:span><text:span text:style-name="T5">d</text:span><text:span text:style-name="T4">]</text:span><text:span text:style-name="T5"> </text:span><text:span text:style-name="T8">&gt;</text:span><text:span text:style-name="T5"> list</text:span><text:span text:style-name="T4">[</text:span><text:span text:style-name="T5">d</text:span><text:span text:style-name="T8">+</text:span><text:span text:style-name="T6">1</text:span><text:span text:style-name="T4">])</text:span></text:p>
      <text:p text:style-name="P5"><text:s text:c="6"/><text:span text:style-name="T4">{</text:span></text:p>
      <text:p text:style-name="P5"><text:s text:c="8"/><text:span text:style-name="T13">/* Swapping */</text:span></text:p>
      <text:p text:style-name="P5"> </text:p>
      <text:p text:style-name="P5"><text:s text:c="8"/><text:span text:style-name="T5">t <text:s text:c="8"/></text:span><text:span text:style-name="T8">=</text:span><text:span text:style-name="T5"> list</text:span><text:span text:style-name="T4">[</text:span><text:span text:style-name="T5">d</text:span><text:span text:style-name="T4">]</text:span><text:span text:style-name="T8">;</text:span></text:p>
      <text:p text:style-name="P5"><text:s text:c="8"/><text:span text:style-name="T5">list</text:span><text:span text:style-name="T4">[</text:span><text:span text:style-name="T5">d</text:span><text:span text:style-name="T4">]</text:span><text:span text:style-name="T5"> <text:s text:c="2"/></text:span><text:span text:style-name="T8">=</text:span><text:span text:style-name="T5"> list</text:span><text:span text:style-name="T4">[</text:span><text:span text:style-name="T5">d</text:span><text:span text:style-name="T8">+</text:span><text:span text:style-name="T6">1</text:span><text:span text:style-name="T4">]</text:span><text:span text:style-name="T8">;</text:span></text:p>
      <text:p text:style-name="P5"><text:s text:c="8"/><text:span text:style-name="T5">list</text:span><text:span text:style-name="T4">[</text:span><text:span text:style-name="T5">d</text:span><text:span text:style-name="T8">+</text:span><text:span text:style-name="T6">1</text:span><text:span text:style-name="T4">]</text:span><text:span text:style-name="T5"> </text:span><text:span text:style-name="T8">=</text:span><text:span text:style-name="T5"> t</text:span><text:span text:style-name="T8">;</text:span></text:p>
      <text:p text:style-name="P5"><text:s text:c="6"/><text:span text:style-name="T4">}</text:span></text:p>
      <text:p text:style-name="P5"><text:soft-page-break/><text:s text:c="4"/><text:span text:style-name="T4">}</text:span></text:p>
      <text:p text:style-name="P5"><text:s text:c="2"/><text:span text:style-name="T4">}</text:span></text:p>
      <text:p text:style-name="P8">}</text:p>
      <text:p text:style-name="P1">You can also sort strings using Bubble sort, it is less efficient as its average and worst case complexity is high, there are many other fast sorting algorithm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'Times New Roman', Times, serif"/>
    <style:font-face style:name="Mangal1" svg:font-family="Mangal"/>
    <style:font-face style:name="monospace" svg:font-family="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5-16T03:11:38.35</meta:creation-date>
    <meta:document-statistic meta:table-count="0" meta:image-count="1" meta:object-count="0" meta:page-count="3" meta:paragraph-count="87" meta:word-count="306" meta:character-count="1739"/>
    <dc:date>2015-05-16T03:19:50.29</dc:date>
    <meta:editing-duration>PT8M14S</meta:editing-duration>
    <meta:editing-cycles>1</meta:editing-cycles>
    <meta:generator>OpenOffice/4.1.1$Win32 OpenOffice.org_project/411m6$Build-9775</meta:generator>
  </office:meta>
</office:document-meta>
</file>